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5604bb020" style:family="table" style:master-page-name="ta-mp-0x7fb5604bb020">
      <style:table-properties table:display="true" style:writing-mode="lr-tb"/>
    </style:style>
    <style:style style:name="ta-0x7fb5604bb210" style:family="table" style:master-page-name="ta-mp-0x7fb5604bb210">
      <style:table-properties table:display="true" style:writing-mode="lr-tb"/>
    </style:style>
    <style:style style:name="ta-0x7fb5604bb400" style:family="table" style:master-page-name="ta-mp-0x7fb5604bb400">
      <style:table-properties table:display="true" style:writing-mode="lr-tb"/>
    </style:style>
    <style:style style:name="ta-0x7fb5604bb5f0" style:family="table" style:master-page-name="ta-mp-0x7fb5604bb5f0">
      <style:table-properties table:display="true" style:writing-mode="lr-tb"/>
    </style:style>
    <style:style style:name="ta-0x7fb5604bb7e0" style:family="table" style:master-page-name="ta-mp-0x7fb5604bb7e0">
      <style:table-properties table:display="true" style:writing-mode="lr-tb"/>
    </style:style>
    <style:style style:name="ta-0x7fb5604bb9d0" style:family="table" style:master-page-name="ta-mp-0x7fb5604bb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5604dd3c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dd4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d9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dd6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aff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5604d99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afc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0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afd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afe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1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2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07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5604d9b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4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08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5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6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9e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b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0f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5604d9c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c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10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d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0e8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2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32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17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5604d9d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4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18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5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6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a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b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1f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5604d9e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c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5604b21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d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1e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5604b22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17.00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45.75pt" style:use-optimal-column-width="true"/>
    </style:style>
    <style:style style:name="ACOL-6" style:family="table-column">
      <style:table-column-properties style:column-width="68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b5604bb02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b5604dd3c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b5604dd4e8" office:value-type="string">
            <text:p>applyCoupon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b5604bb210" table:print="false">
        <office:forms form:automatic-focus="false" form:apply-design-mode="false">
          <form:form/>
        </office:forms>
        <table:table-column table:default-cell-style-name="ACE-0x7fb5604d99f0" table:style-name="ACOL-3"/>
        <table:table-column table:default-cell-style-name="ACE-0x7fb5604d99f0" table:style-name="ACOL-4"/>
        <table:table-column table:default-cell-style-name="ACE-0x7fb5604d99f0" table:style-name="ACOL-5"/>
        <table:table-column table:default-cell-style-name="ACE-0x7fb5604d99f0" table:style-name="ACOL-6"/>
        <table:table-column table:default-cell-style-name="ACE-0x7fb5604d99f0" table:style-name="ACOL-0"/>
        <table:table-column table:default-cell-style-name="ACE-0x7fb5604d99f0" table:style-name="ACOL-0" table:number-columns-repeated="123"/>
        <table:table-row table:style-name="AROW-2">
          <table:table-cell table:style-name="ACE-0x7fb5604dd610" office:value-type="string">
            <text:p>User Name</text:p>
          </table:table-cell>
          <table:table-cell table:style-name="ACE-0x7fb5604afc08" office:value-type="string">
            <text:p>Password</text:p>
          </table:table-cell>
          <table:table-cell table:style-name="ACE-0x7fb5604afc08" office:value-type="string">
            <text:p>User ID</text:p>
          </table:table-cell>
          <table:table-cell table:style-name="ACE-0x7fb5604afd30" office:value-type="string">
            <text:p>Coupon Code</text:p>
          </table:table-cell>
          <table:table-cell table:style-name="ACE-0x7fb5604afe58" office:value-type="string">
            <text:p>Profile ID</text:p>
          </table:table-cell>
          <table:table-cell table:number-columns-repeated="123" table:style-name="ACE-0x7fb5604d99f0"/>
        </table:table-row>
        <table:table-row table:style-name="AROW-2">
          <table:table-cell table:style-name="ACE-0x7fb5604aff80" office:value-type="string">
            <text:p>testapiuser@shopclues.com</text:p>
          </table:table-cell>
          <table:table-cell table:style-name="ACE-0x7fb5604b00a8" office:value-type="string">
            <text:p>e10adc3949ba59abbe56e057f20f883e</text:p>
          </table:table-cell>
          <table:table-cell table:style-name="ACE-0x7fb5604b00a8" office:value-type="float" office:value="7179169">
            <text:p>7179169</text:p>
          </table:table-cell>
          <table:table-cell table:style-name="ACE-0x7fb5604b00a8" office:value-type="string">
            <text:p>SC20FQ143</text:p>
          </table:table-cell>
          <table:table-cell table:style-name="ACE-0x7fb5604b01d0" office:value-type="float" office:value="7948197">
            <text:p>7948197</text:p>
          </table:table-cell>
          <table:table-cell table:number-columns-repeated="123" table:style-name="ACE-0x7fb5604d99f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4" gnm:end-row="0"/>
        </gnm:selections>
      </table:table>
      <table:table table:name="AQA2_TestData" table:style-name="ta-0x7fb5604bb400" table:print="false">
        <office:forms form:automatic-focus="false" form:apply-design-mode="false">
          <form:form/>
        </office:forms>
        <table:table-column table:default-cell-style-name="ACE-0x7fb5604d9b18" table:style-name="ACOL-3"/>
        <table:table-column table:default-cell-style-name="ACE-0x7fb5604d9b18" table:style-name="ACOL-4"/>
        <table:table-column table:default-cell-style-name="ACE-0x7fb5604d9b18" table:style-name="ACOL-5"/>
        <table:table-column table:default-cell-style-name="ACE-0x7fb5604d9b18" table:style-name="ACOL-6"/>
        <table:table-column table:default-cell-style-name="ACE-0x7fb5604d9b18" table:style-name="ACOL-0"/>
        <table:table-column table:default-cell-style-name="ACE-0x7fb5604d9b18" table:style-name="ACOL-0" table:number-columns-repeated="123"/>
        <table:table-row table:style-name="AROW-2">
          <table:table-cell table:style-name="ACE-0x7fb5604b02f8" office:value-type="string">
            <text:p>User Name</text:p>
          </table:table-cell>
          <table:table-cell table:style-name="ACE-0x7fb5604b0420" office:value-type="string">
            <text:p>Password</text:p>
          </table:table-cell>
          <table:table-cell table:style-name="ACE-0x7fb5604b0420" office:value-type="string">
            <text:p>User ID</text:p>
          </table:table-cell>
          <table:table-cell table:style-name="ACE-0x7fb5604b0548" office:value-type="string">
            <text:p>Coupon Code</text:p>
          </table:table-cell>
          <table:table-cell table:style-name="ACE-0x7fb5604b0670" office:value-type="string">
            <text:p>Profile ID</text:p>
          </table:table-cell>
          <table:table-cell table:number-columns-repeated="123" table:style-name="ACE-0x7fb5604d9b18"/>
        </table:table-row>
        <table:table-row table:style-name="AROW-2">
          <table:table-cell table:style-name="ACE-0x7fb5604b0798" office:value-type="string">
            <text:p>testapiuser@shopclues.com</text:p>
          </table:table-cell>
          <table:table-cell table:style-name="ACE-0x7fb5604b08c0" office:value-type="string">
            <text:p>e10adc3949ba59abbe56e057f20f883e</text:p>
          </table:table-cell>
          <table:table-cell table:style-name="ACE-0x7fb5604b08c0" office:value-type="float" office:value="7179169">
            <text:p>7179169</text:p>
          </table:table-cell>
          <table:table-cell table:style-name="ACE-0x7fb5604b08c0" office:value-type="string">
            <text:p>SC20FQ143</text:p>
          </table:table-cell>
          <table:table-cell table:style-name="ACE-0x7fb5604b09e8" office:value-type="float" office:value="7948197">
            <text:p>7948197</text:p>
          </table:table-cell>
          <table:table-cell table:number-columns-repeated="123" table:style-name="ACE-0x7fb5604d9b1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b5604bb5f0" table:print="false">
        <office:forms form:automatic-focus="false" form:apply-design-mode="false">
          <form:form/>
        </office:forms>
        <table:table-column table:default-cell-style-name="ACE-0x7fb5604d9c40" table:style-name="ACOL-3"/>
        <table:table-column table:default-cell-style-name="ACE-0x7fb5604d9c40" table:style-name="ACOL-4"/>
        <table:table-column table:default-cell-style-name="ACE-0x7fb5604d9c40" table:style-name="ACOL-5"/>
        <table:table-column table:default-cell-style-name="ACE-0x7fb5604d9c40" table:style-name="ACOL-6"/>
        <table:table-column table:default-cell-style-name="ACE-0x7fb5604d9c40" table:style-name="ACOL-0"/>
        <table:table-column table:default-cell-style-name="ACE-0x7fb5604d9c40" table:style-name="ACOL-0" table:number-columns-repeated="123"/>
        <table:table-row table:style-name="AROW-2">
          <table:table-cell table:style-name="ACE-0x7fb5604b0b10" office:value-type="string">
            <text:p>User Name</text:p>
          </table:table-cell>
          <table:table-cell table:style-name="ACE-0x7fb5604b0c38" office:value-type="string">
            <text:p>Password</text:p>
          </table:table-cell>
          <table:table-cell table:style-name="ACE-0x7fb5604b0c38" office:value-type="string">
            <text:p>User ID</text:p>
          </table:table-cell>
          <table:table-cell table:style-name="ACE-0x7fb5604b0d60" office:value-type="string">
            <text:p>Coupon Code</text:p>
          </table:table-cell>
          <table:table-cell table:style-name="ACE-0x7fb5604b0e88" office:value-type="string">
            <text:p>Profile ID</text:p>
          </table:table-cell>
          <table:table-cell table:number-columns-repeated="123" table:style-name="ACE-0x7fb5604d9c40"/>
        </table:table-row>
        <table:table-row table:style-name="AROW-2">
          <table:table-cell table:style-name="ACE-0x7fb5604b0fb0" office:value-type="string">
            <text:p>testapiuser@shopclues.com</text:p>
          </table:table-cell>
          <table:table-cell table:style-name="ACE-0x7fb5604b10d8" office:value-type="string">
            <text:p>e10adc3949ba59abbe56e057f20f883e</text:p>
          </table:table-cell>
          <table:table-cell table:style-name="ACE-0x7fb5604b10d8" office:value-type="float" office:value="7179169">
            <text:p>7179169</text:p>
          </table:table-cell>
          <table:table-cell table:style-name="ACE-0x7fb5604b10d8" office:value-type="string">
            <text:p>SC20FQ143</text:p>
          </table:table-cell>
          <table:table-cell table:style-name="ACE-0x7fb5604b1200" office:value-type="float" office:value="7948197">
            <text:p>7948197</text:p>
          </table:table-cell>
          <table:table-cell table:number-columns-repeated="123" table:style-name="ACE-0x7fb5604d9c4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b5604bb7e0" table:print="false">
        <office:forms form:automatic-focus="false" form:apply-design-mode="false">
          <form:form/>
        </office:forms>
        <table:table-column table:default-cell-style-name="ACE-0x7fb5604d9d68" table:style-name="ACOL-3"/>
        <table:table-column table:default-cell-style-name="ACE-0x7fb5604d9d68" table:style-name="ACOL-4"/>
        <table:table-column table:default-cell-style-name="ACE-0x7fb5604d9d68" table:style-name="ACOL-5"/>
        <table:table-column table:default-cell-style-name="ACE-0x7fb5604d9d68" table:style-name="ACOL-6"/>
        <table:table-column table:default-cell-style-name="ACE-0x7fb5604d9d68" table:style-name="ACOL-0"/>
        <table:table-column table:default-cell-style-name="ACE-0x7fb5604d9d68" table:style-name="ACOL-0" table:number-columns-repeated="123"/>
        <table:table-row table:style-name="AROW-2">
          <table:table-cell table:style-name="ACE-0x7fb5604b1328" office:value-type="string">
            <text:p>User Name</text:p>
          </table:table-cell>
          <table:table-cell table:style-name="ACE-0x7fb5604b1450" office:value-type="string">
            <text:p>Password</text:p>
          </table:table-cell>
          <table:table-cell table:style-name="ACE-0x7fb5604b1450" office:value-type="string">
            <text:p>User ID</text:p>
          </table:table-cell>
          <table:table-cell table:style-name="ACE-0x7fb5604b1578" office:value-type="string">
            <text:p>Coupon Code</text:p>
          </table:table-cell>
          <table:table-cell table:style-name="ACE-0x7fb5604b16a0" office:value-type="string">
            <text:p>Profile ID</text:p>
          </table:table-cell>
          <table:table-cell table:number-columns-repeated="123" table:style-name="ACE-0x7fb5604d9d68"/>
        </table:table-row>
        <table:table-row table:style-name="AROW-2">
          <table:table-cell table:style-name="ACE-0x7fb5604b17c8" office:value-type="string">
            <text:p>testapiuser@shopclues.com</text:p>
          </table:table-cell>
          <table:table-cell table:style-name="ACE-0x7fb5604b18f0" office:value-type="string">
            <text:p>e10adc3949ba59abbe56e057f20f883e</text:p>
          </table:table-cell>
          <table:table-cell table:style-name="ACE-0x7fb5604b18f0" office:value-type="float" office:value="7179169">
            <text:p>7179169</text:p>
          </table:table-cell>
          <table:table-cell table:style-name="ACE-0x7fb5604b18f0" office:value-type="string">
            <text:p>SC20FQ143</text:p>
          </table:table-cell>
          <table:table-cell table:style-name="ACE-0x7fb5604b1a18" office:value-type="float" office:value="7948197">
            <text:p>7948197</text:p>
          </table:table-cell>
          <table:table-cell table:number-columns-repeated="123" table:style-name="ACE-0x7fb5604d9d6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b5604bb9d0" table:print="false">
        <office:forms form:automatic-focus="false" form:apply-design-mode="false">
          <form:form/>
        </office:forms>
        <table:table-column table:default-cell-style-name="ACE-0x7fb5604d9e90" table:style-name="ACOL-3"/>
        <table:table-column table:default-cell-style-name="ACE-0x7fb5604d9e90" table:style-name="ACOL-4"/>
        <table:table-column table:default-cell-style-name="ACE-0x7fb5604d9e90" table:style-name="ACOL-5"/>
        <table:table-column table:default-cell-style-name="ACE-0x7fb5604d9e90" table:style-name="ACOL-6"/>
        <table:table-column table:default-cell-style-name="ACE-0x7fb5604d9e90" table:style-name="ACOL-0"/>
        <table:table-column table:default-cell-style-name="ACE-0x7fb5604d9e90" table:style-name="ACOL-0" table:number-columns-repeated="123"/>
        <table:table-row table:style-name="AROW-2">
          <table:table-cell table:style-name="ACE-0x7fb5604b1b40" office:value-type="string">
            <text:p>User Name</text:p>
          </table:table-cell>
          <table:table-cell table:style-name="ACE-0x7fb5604b1c68" office:value-type="string">
            <text:p>Password</text:p>
          </table:table-cell>
          <table:table-cell table:style-name="ACE-0x7fb5604b1c68" office:value-type="string">
            <text:p>User ID</text:p>
          </table:table-cell>
          <table:table-cell table:style-name="ACE-0x7fb5604b1d90" office:value-type="string">
            <text:p>Coupon Code</text:p>
          </table:table-cell>
          <table:table-cell table:style-name="ACE-0x7fb5604b1eb8" office:value-type="string">
            <text:p>Profile ID</text:p>
          </table:table-cell>
          <table:table-cell table:number-columns-repeated="123" table:style-name="ACE-0x7fb5604d9e90"/>
        </table:table-row>
        <table:table-row table:style-name="AROW-2">
          <table:table-cell table:style-name="ACE-0x7fb5604b1fe0" office:value-type="string">
            <text:p>testapiuser@shopclues.com</text:p>
          </table:table-cell>
          <table:table-cell table:style-name="ACE-0x7fb5604b2108" office:value-type="string">
            <text:p>e10adc3949ba59abbe56e057f20f883e</text:p>
          </table:table-cell>
          <table:table-cell table:style-name="ACE-0x7fb5604b2108" office:value-type="float" office:value="7179169">
            <text:p>7179169</text:p>
          </table:table-cell>
          <table:table-cell table:style-name="ACE-0x7fb5604b2108" office:value-type="string">
            <text:p>SC20FQ143</text:p>
          </table:table-cell>
          <table:table-cell table:style-name="ACE-0x7fb5604b2230" office:value-type="float" office:value="7948197">
            <text:p>7948197</text:p>
          </table:table-cell>
          <table:table-cell table:number-columns-repeated="123" table:style-name="ACE-0x7fb5604d9e9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b5604fbf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560470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5604ccd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5604834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560470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56046e2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b5604bb020" style:display-name="TestCase" style:page-layout-name="pl-0x7fb5604fbf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5604bb210" style:display-name="AQA1_TestData" style:page-layout-name="pl-0x7fb560470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5604bb400" style:display-name="AQA2_TestData" style:page-layout-name="pl-0x7fb5604ccd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5604bb5f0" style:display-name="AQA3_TestData" style:page-layout-name="pl-0x7fb5604834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5604bb7e0" style:display-name="AQA4_TestData" style:page-layout-name="pl-0x7fb560470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5604bb9d0" style:display-name="AQA5_TestData" style:page-layout-name="pl-0x7fb56046e2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35:23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